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Value.MappingJackson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setSerializationView( @ Nullable Class &lt; ? &gt; serialization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setFilters( @ Nullable FilterProvider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getSerializa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Value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